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5be9" officeooo:paragraph-rsid="00115be9"/>
    </style:style>
    <style:style style:name="P2" style:family="paragraph" style:parent-style-name="Standard">
      <style:text-properties fo:font-size="8.55000019073486pt" officeooo:rsid="00115be9" officeooo:paragraph-rsid="00115be9" style:font-size-asian="7.5pt" style:font-size-complex="8.55000019073486pt"/>
    </style:style>
    <style:style style:name="P3" style:family="paragraph" style:parent-style-name="Standard">
      <style:text-properties fo:font-size="8.55000019073486pt" officeooo:rsid="00117e2f" officeooo:paragraph-rsid="00117e2f" style:font-size-asian="7.5pt" style:font-size-complex="8.55000019073486pt"/>
    </style:style>
    <style:style style:name="P4" style:family="paragraph" style:parent-style-name="Standard">
      <style:text-properties fo:font-size="8.55000019073486pt" officeooo:rsid="00126b53" officeooo:paragraph-rsid="00126b53" style:font-size-asian="7.5pt" style:font-size-complex="8.55000019073486pt"/>
    </style:style>
    <style:style style:name="P5" style:family="paragraph" style:parent-style-name="Standard">
      <style:text-properties fo:font-size="8.55000019073486pt" fo:font-weight="bold" officeooo:rsid="00126b53" officeooo:paragraph-rsid="00126b53" style:font-size-asian="7.5pt" style:font-weight-asian="bold" style:font-size-complex="8.55000019073486pt" style:font-weight-complex="bold"/>
    </style:style>
    <style:style style:name="P6" style:family="paragraph" style:parent-style-name="Standard">
      <style:text-properties fo:font-size="8.55000019073486pt" fo:font-weight="bold" officeooo:rsid="0014569c" officeooo:paragraph-rsid="0014569c" style:font-size-asian="7.5pt" style:font-weight-asian="bold" style:font-size-complex="8.55000019073486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8.55000019073486pt" officeooo:rsid="00115be9" officeooo:paragraph-rsid="00115be9" style:font-size-asian="7.5pt" style:font-size-complex="8.55000019073486pt"/>
    </style:style>
    <style:style style:name="T1" style:family="text">
      <style:text-properties officeooo:rsid="00117e2f"/>
    </style:style>
    <style:style style:name="T2" style:family="text">
      <style:text-properties officeooo:rsid="0011b7e7"/>
    </style:style>
    <style:style style:name="T3" style:family="text">
      <style:text-properties officeooo:rsid="00126b53"/>
    </style:style>
    <style:style style:name="T4" style:family="text">
      <style:text-properties officeooo:rsid="0014569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0e1e" style:font-weight-asian="normal" style:font-weight-complex="normal"/>
    </style:style>
    <style:style style:name="T7" style:family="text">
      <style:text-properties officeooo:rsid="00150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CNN 学习笔记</text:p>
      <text:p text:style-name="P7"/>
      <text:p text:style-name="P2">不同神经网络的区别主要在于：</text:p>
      <text:p text:style-name="P2"><text:tab/>1）激活函数</text:p>
      <text:p text:style-name="P2"><text:tab/>2）误差计算方法</text:p>
      <text:p text:style-name="P2"><text:tab/>3）优化算法</text:p>
      <text:p text:style-name="P2">导致训练方法不同。</text:p>
      <text:p text:style-name="P2">相比于全连接神经网络，CNN思路改变：</text:p>
      <text:p text:style-name="P2"><text:tab/>1）局部连接</text:p>
      <text:p text:style-name="P2"><text:tab/>2）权值共享</text:p>
      <text:p text:style-name="P2"><text:tab/>3）下采样</text:p>
      <text:p text:style-name="P7">效果：训练参数减少，数据可为高维。</text:p>
      <text:p text:style-name="P2"/>
      <text:p text:style-name="P2">1.网络架构：</text:p>
      <text:p text:style-name="P2"><text:tab/><text:tab/>INPUT → [[CONV]*n → POOL?]*m→ [FC]*k</text:p>
      <text:p text:style-name="P2">CONV:卷积层（非数学意义卷积） ，POOL：池化层 ，FC：全连接层</text:p>
      <text:p text:style-name="P2">n个卷积层叠加后可选择性再叠加一个池化层，重复此结构m次，再叠加k个叠加层。</text:p>
      <text:p text:style-name="P2">说明：</text:p>
      <text:p text:style-name="P2"><text:tab/>1）若INPUT为三维数据，即神经元将为三维<text:span text:style-name="T1">NODE_i,j,k，有宽度、高度、深度信息</text:span></text:p>
      <text:p text:style-name="P2"><text:tab/><text:span text:style-name="T1">2）滤波器的个数是超参数</text:span></text:p>
      <text:p text:style-name="P2"/>
      <text:p text:style-name="P3">2.各层的输出计算及训练：</text:p>
      <text:p text:style-name="P3">卷积层：</text:p>
      <text:p text:style-name="P3"><text:tab/>1）输出计算：</text:p>
      <text:p text:style-name="P3"><text:tab/>用滤波器与单通道（位于某深度的一层）卷积计算（有点类似于用filter遍历image<text:span text:style-name="T2">，</text:span>)，遍历步幅可调整</text:p>
      <text:p text:style-name="P3"><text:tab/>步幅，滤波器大小，图像大小，共同决定卷积后结果的大小：<text:span text:style-name="T2">（</text:span>图像边长+补边-<text:span text:style-name="T2">滤波器边长+1）/ 步幅 +1</text:span></text:p>
      <text:p text:style-name="P3"><text:tab/>每卷积一次<text:span text:style-name="T2">，得到一个Feature_map ,同一卷积层，所有卷积计算完，Feature Maps 将归结于深度信息。</text:span></text:p>
      <text:p text:style-name="P3"><text:tab/>说明<text:span text:style-name="T2">：</text:span></text:p>
      <text:p text:style-name="P3"><text:tab/><text:tab/><text:span text:style-name="T3">i) 局部连接的体现：filter内部记录权值信息，若filter 3*3 则upper_stream_nodes = 9 ,down_stream_nodes = 1</text:span></text:p>
      <text:p text:style-name="P3"><text:tab/><text:tab/><text:tab/><text:span text:style-name="T3">filter_size sets upper_nodes connected.</text:span></text:p>
      <text:p text:style-name="P3"><text:span text:style-name="T3"><text:tab/><text:tab/>ii) weights shared : <text:s/>each nerve cell use the same weights to calc_output. Kinds of filter sets kinds of weights.</text:span></text:p>
      <text:p text:style-name="P3"/>
      <text:p text:style-name="P3"><text:tab/><text:span text:style-name="T3">2)</text:span></text:p>
      <text:p text:style-name="P3"/>
      <text:p text:style-name="P5">POOLING LAYER:</text:p>
      <text:p text:style-name="P4"><text:s/>Ignore sample_nodes which are representative badly .</text:p>
      <text:p text:style-name="P4"><text:s/>To simplify params</text:p>
      <text:p text:style-name="P4"><text:s/>Types: Max Pooling / <text:span text:style-name="T4">General Pooling / Overlapping Pooling / mean Pooling / etc.</text:span></text:p>
      <text:p text:style-name="P4"><text:tab/>1) output calculation ( e.g. Max Pooling):</text:p>
      <text:p text:style-name="P4"><text:tab/><text:tab/><text:span text:style-name="T4">find the max value in a n*n(*n) cell in Feature_Maps as the represent.</text:span></text:p>
      <text:p text:style-name="P4"/>
      <text:p text:style-name="P6">CNN TRAIN:</text:p>
      <text:p text:style-name="P6"><text:s text:c="4"/>====<text:span text:style-name="T5">back broadcasting algorithm:====</text:span></text:p>
      <text:p text:style-name="P6"><text:span text:style-name="T5"><text:tab/>1.calculate forward output</text:span></text:p>
      <text:p text:style-name="P6"><text:span text:style-name="T5"><text:tab/>2.calculate back error : </text:span><text:span text:style-name="T6">partial derivative from Loss_Function to weighting_input_NetCell</text:span></text:p>
      <text:p text:style-name="P6"><text:span text:style-name="T6"><text:tab/>3.calculate gradient of weights: Pd(E_d)/Pd(w_i,j) = output_in * error_j</text:span></text:p>
      <text:p text:style-name="P6"><text:span text:style-name="T6"><text:tab/>4.update weight each layer after all layers calculation done</text:span></text:p>
      <text:p text:style-name="P6"><text:span text:style-name="T6"><text:s text:c="4"/>=============================</text:span></text:p>
      <text:p text:style-name="P6"><text:span text:style-name="T6"><text:s/>1.</text:span><text:span text:style-name="T7">train in conv layer:</text:span></text:p>
      <text:p text:style-name="P6"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0:12:50.634137398</meta:creation-date>
    <dc:date>2019-08-19T16:40:15.082993984</dc:date>
    <meta:editing-duration>PT5H18M32S</meta:editing-duration>
    <meta:editing-cycles>1</meta:editing-cycles>
    <meta:document-statistic meta:table-count="0" meta:image-count="0" meta:object-count="0" meta:page-count="1" meta:paragraph-count="45" meta:word-count="515" meta:character-count="1377" meta:non-whitespace-character-count="1210"/>
    <meta:generator>LibreOffice/5.1.6.2$Linux_X86_64 LibreOffice_project/10m0$Build-2</meta:generator>
  </office:meta>
</office:document-meta>
</file>